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180 secondes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3600s</text:p>
          </table:table-cell>
          <table:covered-table-cell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Pourcentag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ourcentag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2" office:value-type="float" office:value="425486" calcext:value-type="float">
            <text:p>425486</text:p>
          </table:table-cell>
          <table:table-cell office:value-type="percentage" office:value="0.913872543363717" calcext:value-type="percentage">
            <text:p>91,39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float" office:value="48938309" calcext:value-type="float">
            <text:p>48938309</text:p>
          </table:table-cell>
          <table:table-cell office:value-type="percentage" office:value="0.61203229011284" calcext:value-type="percentage">
            <text:p>61,20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ce4" office:value-type="float" office:value="11155170" calcext:value-type="float">
            <text:p>11155170</text:p>
          </table:table-cell>
          <table:table-cell office:value-type="percentage" office:value="0.789334939311258" calcext:value-type="percentage">
            <text:p>78,93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ce4" office:value-type="float" office:value="14252820" calcext:value-type="float">
            <text:p>14252820</text:p>
          </table:table-cell>
          <table:table-cell office:value-type="percentage" office:value="0.745711537648388" calcext:value-type="percentage">
            <text:p>74,57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22543653" calcext:value-type="float">
            <text:p>22543653</text:p>
          </table:table-cell>
          <table:table-cell office:value-type="percentage" office:value="0.715047275021785" calcext:value-type="percentage">
            <text:p>71,50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9102590" calcext:value-type="float">
            <text:p>19102590</text:p>
          </table:table-cell>
          <table:table-cell office:value-type="percentage" office:value="0.693659908533799" calcext:value-type="percentage">
            <text:p>69,37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29838060" calcext:value-type="float">
            <text:p>29838060</text:p>
          </table:table-cell>
          <table:table-cell office:value-type="percentage" office:value="0.701718518936158" calcext:value-type="percentage">
            <text:p>70,17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style-name="ce6" office:value-type="float" office:value="59787104" calcext:value-type="float">
            <text:p>59787104</text:p>
          </table:table-cell>
          <table:table-cell office:value-type="percentage" office:value="0.697788965704791" calcext:value-type="percentage">
            <text:p>69,78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style-name="ce4" office:value-type="float" office:value="14997096" calcext:value-type="float">
            <text:p>14997096</text:p>
          </table:table-cell>
          <table:table-cell office:value-type="percentage" office:value="0.749531307384094" calcext:value-type="percentage">
            <text:p>74,95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22901401" calcext:value-type="float">
            <text:p>22901401</text:p>
          </table:table-cell>
          <table:table-cell office:value-type="percentage" office:value="0.756372324993479" calcext:value-type="percentage">
            <text:p>75,64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23888569" calcext:value-type="float">
            <text:p>23888569</text:p>
          </table:table-cell>
          <table:table-cell office:value-type="percentage" office:value="0.729561675744837" calcext:value-type="percentage">
            <text:p>72,96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12928774" calcext:value-type="float">
            <text:p>12928774</text:p>
          </table:table-cell>
          <table:table-cell office:value-type="percentage" office:value="0.692967262409407" calcext:value-type="percentage">
            <text:p>69,30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81087633" calcext:value-type="float">
            <text:p>81087633</text:p>
          </table:table-cell>
          <table:table-cell office:value-type="percentage" office:value="0.724649340427801" calcext:value-type="percentage">
            <text:p>72,46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style-name="ce7" office:value-type="float" office:value="89895078" calcext:value-type="float">
            <text:p>89895078</text:p>
          </table:table-cell>
          <table:table-cell office:value-type="percentage" office:value="0.715751840236072" calcext:value-type="percentage">
            <text:p>71,58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style-name="ce7" office:value-type="float" office:value="96298361" calcext:value-type="float">
            <text:p>96298361</text:p>
          </table:table-cell>
          <table:table-cell office:value-type="percentage" office:value="0.712483329422085" calcext:value-type="percentage">
            <text:p>71,25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style-name="ce4" office:value-type="float" office:value="9094133" calcext:value-type="float">
            <text:p>9094133</text:p>
          </table:table-cell>
          <table:table-cell office:value-type="percentage" office:value="0.804089396315926" calcext:value-type="percentage">
            <text:p>80,41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6069691" calcext:value-type="float">
            <text:p>6069691</text:p>
          </table:table-cell>
          <table:table-cell office:value-type="percentage" office:value="0.763759436481136" calcext:value-type="percentage">
            <text:p>76,38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23309508" calcext:value-type="float">
            <text:p>23309508</text:p>
          </table:table-cell>
          <table:table-cell office:value-type="percentage" office:value="0.721150148920448" calcext:value-type="percentage">
            <text:p>72,12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style-name="ce8" office:value-type="float" office:value="13631054" calcext:value-type="float">
            <text:p>13631054</text:p>
          </table:table-cell>
          <table:table-cell office:value-type="percentage" office:value="0.750693696476676" calcext:value-type="percentage">
            <text:p>75,07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2880325" calcext:value-type="float">
            <text:p>2880325</text:p>
          </table:table-cell>
          <table:table-cell office:value-type="percentage" office:value="0.836259578870773" calcext:value-type="percentage">
            <text:p>83,63%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23:34:36.412977211</meta:creation-date>
    <dc:date>2018-09-23T23:37:12.649832892</dc:date>
    <meta:editing-duration>PT2M36S</meta:editing-duration>
    <meta:editing-cycles>1</meta:editing-cycles>
    <meta:document-statistic meta:table-count="1" meta:cell-count="107" meta:object-count="0"/>
    <meta:generator>LibreOffice/5.1.6.2$Linux_X86_64 LibreOffice_project/10m0$Build-2</meta:generator>
  </office:meta>
</office:document-meta>
</file>